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6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margin-bottom="0cm" fo:margin-left="0cm" fo:margin-right="0cm" fo:margin-top="0cm" fo:padding="0cm" style:horizontal-pos="from-left" style:horizontal-rel="page" style:number-wrapped-paragraphs="no-limit" style:shadow="none" style:vertical-pos="middle" style:vertical-rel="baseline" style:wrap="run-through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7">do text</text:span></text:p><text:p text:style-name="P3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Rapport du service</text:p>
      <text:p text:style-name="UrbanBody"/>
      <text:p text:style-name="UrbanBody"><text:span text:style-name="T3"/></text:p>
      <text:p text:style-name="UrbanBody"/>
      <text:p text:style-name="UrbanBody"><office:annotation><dc:creator>Gauthier Bastien</dc:creator><dc:date>2011-02-16T16:12:24</dc:date><text:p text:style-name="P3"><text:span text:style-name="T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/>
      <text:p text:style-name="UrbanBody">Vu la demande de permis d’urbanisation introduite par <text:text-input text:description="Demandeurs">self.getApplicantsSignaletic()</text:text-input>;</text:p>
      <text:p text:style-name="UrbanBody"/>
      <text:p text:style-name="UrbanBody">Attendu que cette demande concerne <text:text-input text:description="Nature des travaux">self.getLicenceSubject()</text:text-input><text:s/>sur la parcelle sise <text:text-input text:description="Lieu des travaux">self.getWorkLocationSignaletic()</text:text-input><text:s/>, de référence cadastrale <text:text-input text:description="Cadastre">licence_view.get_parcels()</text:text-input>;</text:p>
      <text:p text:style-name="UrbanBody"/>
      <text:p text:style-name="UrbanBody">Attendu que le bien se situe en zone d’habitat à caractère rural au plan de secteur de Namur 47/3 adopté par arrêté de l’Exécutif Régional Wallon du 14 mai 1986 et qui n'a pas cessé de produire ses effets pour le bien précité ;</text:p>
      <text:p text:style-name="UrbanBody"/>
      <text:p text:style-name="UrbanBody">Attendu que la demande complète de permis a été déposée à l'Administration communale contre récépissé daté du <text:text-input text:description="Date de dépôt">tool.formatDate(self.getLastDeposit().getEventDate())</text:text-input>;</text:p>
      <text:p text:style-name="UrbanBody"/>
      <text:p text:style-name="UrbanBody">Attendu que ...</text:p>
      <text:p text:style-name="UrbanBody"/>
      <text:p text:style-name="UrbanBody">Vu les articles 108, 113 et 116 §4 du Code wallon ;</text:p>
      <text:p text:style-name="UrbanBody"/>
      <text:p text:style-name="UrbanBody">Pour ces motifs :</text:p>
      <text:p text:style-name="UrbanBody"/>
      <text:p text:style-name="UrbanBody">EMET un avis <text:span text:style-name="T4"><text:text-input text:description="Décision">self.getValueForTemplate('decision', obj=urbanEventObj).upper()</text:text-input></text:span><text:span text:style-name="T4"><text:s/></text:span>sur le projet</text:p>
      <text:p text:style-name="UrbanBody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6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margin-bottom="0cm" fo:margin-left="0cm" fo:margin-right="0cm" fo:margin-top="0cm" fo:padding="0cm" style:horizontal-pos="from-left" style:horizontal-rel="page" style:number-wrapped-paragraphs="no-limit" style:shadow="none" style:vertical-pos="middle" style:vertical-rel="baseline" style:wrap="run-through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7">do text</text:span></text:p><text:p text:style-name="P3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Rapport du service</text:p>
      <text:p text:style-name="UrbanBody"/>
      <text:p text:style-name="UrbanBody"><text:span text:style-name="T3"/></text:p>
      <text:p text:style-name="UrbanBody"/>
      <text:p text:style-name="UrbanBody"><office:annotation><dc:creator>Gauthier Bastien</dc:creator><dc:date>2011-02-16T16:12:24</dc:date><text:p text:style-name="P3"><text:span text:style-name="T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/>
      <text:p text:style-name="UrbanBody">Vu la demande de permis d’urbanisation introduite par <text:text-input text:description="Demandeurs">self.getApplicantsSignaletic()</text:text-input>;</text:p>
      <text:p text:style-name="UrbanBody"/>
      <text:p text:style-name="UrbanBody">Attendu que cette demande concerne <text:text-input text:description="Nature des travaux">self.getLicenceSubject()</text:text-input><text:s/>sur la parcelle sise <text:text-input text:description="Lieu des travaux">self.getWorkLocationSignaletic()</text:text-input><text:s/>, de référence cadastrale <text:text-input text:description="Cadastre">licence_view.get_parcels()</text:text-input>;</text:p>
      <text:p text:style-name="UrbanBody"/>
      <text:p text:style-name="UrbanBody">Attendu que le bien se situe en zone d’habitat à caractère rural au plan de secteur de Namur 47/3 adopté par arrêté de l’Exécutif Régional Wallon du 14 mai 1986 et qui n'a pas cessé de produire ses effets pour le bien précité ;</text:p>
      <text:p text:style-name="UrbanBody"/>
      <text:p text:style-name="UrbanBody">Attendu que la demande complète de permis a été déposée à l'Administration communale contre récépissé daté du <text:text-input text:description="Date de dépôt">tool.formatDate(self.getLastDeposit().getEventDate())</text:text-input>;</text:p>
      <text:p text:style-name="UrbanBody"/>
      <text:p text:style-name="UrbanBody">Attendu que ...</text:p>
      <text:p text:style-name="UrbanBody"/>
      <text:p text:style-name="UrbanBody">Vu les articles 108, 113 et 116 §4 du Code wallon ;</text:p>
      <text:p text:style-name="UrbanBody"/>
      <text:p text:style-name="UrbanBody">Pour ces motifs :</text:p>
      <text:p text:style-name="UrbanBody"/>
      <text:p text:style-name="UrbanBody">EMET un avis <text:span text:style-name="T4"><text:text-input text:description="Décision">self.getValueForTemplate('decision', obj=urbanEventObj).upper()</text:text-input></text:span><text:span text:style-name="T4"><text:s/></text:span>sur le projet</text:p>
      <text:p text:style-name="UrbanBody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6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margin-bottom="0cm" fo:margin-left="0cm" fo:margin-right="0cm" fo:margin-top="0cm" fo:padding="0cm" style:horizontal-pos="from-left" style:horizontal-rel="page" style:number-wrapped-paragraphs="no-limit" style:shadow="none" style:vertical-pos="middle" style:vertical-rel="baseline" style:wrap="run-through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7">do text</text:span></text:p><text:p text:style-name="P3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Rapport du service</text:p>
      <text:p text:style-name="UrbanBody"/>
      <text:p text:style-name="UrbanBody"><text:span text:style-name="T3"/></text:p>
      <text:p text:style-name="UrbanBody"/>
      <text:p text:style-name="UrbanBody"><office:annotation><dc:creator>Gauthier Bastien</dc:creator><dc:date>2011-02-16T16:12:24</dc:date><text:p text:style-name="P3"><text:span text:style-name="T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/>
      <text:p text:style-name="UrbanBody">Vu la demande de permis d’urbanisation introduite par <text:text-input text:description="Demandeurs">self.getApplicantsSignaletic()</text:text-input>;</text:p>
      <text:p text:style-name="UrbanBody"/>
      <text:p text:style-name="UrbanBody">Attendu que cette demande concerne <text:text-input text:description="Nature des travaux">self.getLicenceSubject()</text:text-input><text:s/>sur la parcelle sise <text:text-input text:description="Lieu des travaux">self.getWorkLocationSignaletic()</text:text-input><text:s/>, de référence cadastrale <text:text-input text:description="Cadastre">licence_view.get_parcels()</text:text-input>;</text:p>
      <text:p text:style-name="UrbanBody"/>
      <text:p text:style-name="UrbanBody">Attendu que le bien se situe en zone d’habitat à caractère rural au plan de secteur de Namur 47/3 adopté par arrêté de l’Exécutif Régional Wallon du 14 mai 1986 et qui n'a pas cessé de produire ses effets pour le bien précité ;</text:p>
      <text:p text:style-name="UrbanBody"/>
      <text:p text:style-name="UrbanBody">Attendu que la demande complète de permis a été déposée à l'Administration communale contre récépissé daté du <text:text-input text:description="Date de dépôt">tool.formatDate(self.getLastDeposit().getEventDate())</text:text-input>;</text:p>
      <text:p text:style-name="UrbanBody"/>
      <text:p text:style-name="UrbanBody">Attendu que ...</text:p>
      <text:p text:style-name="UrbanBody"/>
      <text:p text:style-name="UrbanBody">Vu les articles 108, 113 et 116 §4 du Code wallon ;</text:p>
      <text:p text:style-name="UrbanBody"/>
      <text:p text:style-name="UrbanBody">Pour ces motifs :</text:p>
      <text:p text:style-name="UrbanBody"/>
      <text:p text:style-name="UrbanBody">EMET un avis <text:span text:style-name="T4"><text:text-input text:description="Décision">self.getValueForTemplate('decision', obj=urbanEventObj).upper()</text:text-input></text:span><text:span text:style-name="T4"><text:s/></text:span>sur le projet</text:p>
      <text:p text:style-name="UrbanBody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6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margin-bottom="0cm" fo:margin-left="0cm" fo:margin-right="0cm" fo:margin-top="0cm" fo:padding="0cm" style:horizontal-pos="from-left" style:horizontal-rel="page" style:number-wrapped-paragraphs="no-limit" style:shadow="none" style:vertical-pos="middle" style:vertical-rel="baseline" style:wrap="run-through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7">do text</text:span></text:p><text:p text:style-name="P3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Rapport du service</text:p>
      <text:p text:style-name="UrbanBody"/>
      <text:p text:style-name="UrbanBody"><text:span text:style-name="T3"/></text:p>
      <text:p text:style-name="UrbanBody"/>
      <text:p text:style-name="UrbanBody"><office:annotation><dc:creator>Gauthier Bastien</dc:creator><dc:date>2011-02-16T16:12:24</dc:date><text:p text:style-name="P3"><text:span text:style-name="T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/>
      <text:p text:style-name="UrbanBody">Vu la demande de permis d’urbanisation introduite par <text:text-input text:description="Demandeurs">self.getApplicantsSignaletic()</text:text-input>;</text:p>
      <text:p text:style-name="UrbanBody"/>
      <text:p text:style-name="UrbanBody">Attendu que cette demande concerne <text:text-input text:description="Nature des travaux">self.getLicenceSubject()</text:text-input><text:s/>sur la parcelle sise <text:text-input text:description="Lieu des travaux">self.getWorkLocationSignaletic()</text:text-input><text:s/>, de référence cadastrale <text:text-input text:description="Cadastre">licence_view.get_parcels()</text:text-input>;</text:p>
      <text:p text:style-name="UrbanBody"/>
      <text:p text:style-name="UrbanBody">Attendu que le bien se situe en zone d’habitat à caractère rural au plan de secteur de Namur 47/3 adopté par arrêté de l’Exécutif Régional Wallon du 14 mai 1986 et qui n'a pas cessé de produire ses effets pour le bien précité ;</text:p>
      <text:p text:style-name="UrbanBody"/>
      <text:p text:style-name="UrbanBody">Attendu que la demande complète de permis a été déposée à l'Administration communale contre récépissé daté du <text:text-input text:description="Date de dépôt">tool.formatDate(self.getLastDeposit().getEventDate())</text:text-input>;</text:p>
      <text:p text:style-name="UrbanBody"/>
      <text:p text:style-name="UrbanBody">Attendu que ...</text:p>
      <text:p text:style-name="UrbanBody"/>
      <text:p text:style-name="UrbanBody">Vu les articles 108, 113 et 116 §4 du Code wallon ;</text:p>
      <text:p text:style-name="UrbanBody"/>
      <text:p text:style-name="UrbanBody">Pour ces motifs :</text:p>
      <text:p text:style-name="UrbanBody"/>
      <text:p text:style-name="UrbanBody">EMET un avis <text:span text:style-name="T4"><text:text-input text:description="Décision">self.getValueForTemplate('decision', obj=urbanEventObj).upper()</text:text-input></text:span><text:span text:style-name="T4"><text:s/></text:span>sur le projet</text:p>
      <text:p text:style-name="Urban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10:05.193759196</dc:date>
    <dc:language>fr-FR</dc:language>
    <meta:editing-cycles>65</meta:editing-cycles>
    <meta:editing-duration>P1DT8H47M28S</meta:editing-duration>
    <meta:document-statistic meta:table-count="0" meta:image-count="0" meta:object-count="0" meta:page-count="1" meta:paragraph-count="17" meta:word-count="164" meta:character-count="1112" meta:non-whitespace-character-count="989"/>
    <meta:user-defined meta:name="Info 1"/>
    <meta:user-defined meta:name="Info 2"/>
    <meta:user-defined meta:name="Info 3"/>
    <meta:user-defined meta:name="Info 4"/>
  </office:meta>
</office:document-meta>
</file>